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  <style:paragraph-properties fo:margin-top="0in" fo:margin-bottom="0in"/>
    </style:style>
    <style:style style:name="P78" style:family="paragraph" style:parent-style-name="Text_20_body" style:list-style-name="L27">
      <style:paragraph-properties fo:margin-top="0in" fo:margin-bottom="0in"/>
    </style:style>
    <style:style style:name="P79" style:family="paragraph" style:parent-style-name="Text_20_body" style:list-style-name="L28">
      <style:paragraph-properties fo:margin-top="0in" fo:margin-bottom="0in"/>
    </style:style>
    <style:style style:name="P80" style:family="paragraph" style:parent-style-name="Text_20_body" style:list-style-name="L29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06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"/>Capítulo 4<text:bookmark-end text:name="capítulo-4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"/>Capítulo 5<text:bookmark-end text:name="capítulo-5"/></text:h>
      <text:h text:style-name="Heading_20_3" text:outline-level="3"><text:bookmark-start text:name="where"/><text:span text:style-name="T1">WHERE</text:span>:<text:line-break/><text:bookmark-end text:name="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"/>Capítulo 6<text:bookmark-end text:name="capítulo-6"/></text:h>
      <text:p text:style-name="First_20_paragraph"><text:span text:style-name="T1">GROUP BY</text:span> e <text:span text:style-name="T1">ORDER BY</text:span><text:line-break/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"/>Capítulo 7<text:bookmark-end text:name="capítulo-7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"/>Capítulo 8<text:bookmark-end text:name="capítulo-8"/></text:h>
      <text:h text:style-name="Heading_20_3" text:outline-level="3"><text:bookmark-start text:name="join"/>JOIN<text:bookmark-end text:name="join"/></text:h>
      <text:h text:style-name="Heading_20_4" text:outline-level="4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4" text:outline-level="4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4" text:outline-level="4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</text:p>
        </text:list-item>
      </text:list>
      <text:list text:style-name="L27">
        <text:list-item>
          <text:p text:style-name="P78">Mescla duas tabelas, uma há esquerda.<text:line-break/></text:p>
        </text:list-item>
        <text:list-item>
          <text:p text:style-name="P78">Diferente do <text:span text:style-name="T1">INNER JOIN</text:span>, não omite registros. Registros sem sem associação entre as tabelas recebe valor <text:span text:style-name="T1">NULL</text:span>.<text:line-break/></text:p>
        </text:list-item>
        <text:list-item>
          <text:p text:style-name="P78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</text:list>
      <text:list text:style-name="L28">
        <text:list-item>
          <text:p text:style-name="P79"><text:span text:style-name="T1">LEFT JOIN</text:span> + <text:span text:style-name="T1">WHERE NULL</text:span><text:line-break/></text:p>
        </text:list-item>
      </text:list>
      <text:list text:style-name="L29">
        <text:list-item>
          <text:p text:style-name="P80">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</text:p>
        </text:list-item>
        <text:list-item>
          <text:p text:style-name="P80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Estudando instrução <text:span text:style-name="T1">JOIN</text:span> - operadores <text:span text:style-name="T1">JOIN</text:span>.<text:line-break/></text:p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06T22:51:49Z</meta:creation-date>
    <dc:date>2022-03-06T22:51:49Z</dc:date>
    <meta:user-defined meta:name="date" meta:value-type="string">2022-03-06</meta:user-defined>
    <meta:user-defined meta:name="output" meta:value-type="string"/>
  </office:meta>
</office:document-meta>
</file>